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8000027E100002AA73E3422D3.wmf"/>
  <manifest:file-entry manifest:media-type="" manifest:full-path="Pictures/2000000E0000093C000014ACE04D2EB2.wmf"/>
  <manifest:file-entry manifest:media-type="" manifest:full-path="Pictures/2000004000002769000024CB53503A8C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022cm"/>
    </style:style>
    <style:style style:name="gr2" style:family="graphic" style:parent-style-name="standard">
      <style:graphic-properties draw:stroke="none" svg:stroke-color="#000000" draw:fill="none" draw:fill-color="#ffffff" fo:min-height="0.398cm"/>
    </style:style>
    <style:style style:name="gr3" style:family="graphic" style:parent-style-name="standard">
      <style:graphic-properties draw:marker-end="Arrow" draw:marker-end-width="0.152cm" draw:textarea-horizontal-align="center" draw:textarea-vertical-align="middle"/>
    </style:style>
    <style:style style:name="gr4" style:family="graphic" style:parent-style-name="standard">
      <style:graphic-properties draw:stroke="solid" svg:stroke-color="#000000" draw:fill="none" draw:fill-color="#ffffff" fo:min-height="3.25cm"/>
    </style:style>
    <style:style style:name="gr5" style:family="graphic" style:parent-style-name="standard">
      <style:graphic-properties draw:stroke="none" svg:stroke-color="#000000" draw:fill="none" draw:fill-color="#ffffff" fo:min-height="1.266cm"/>
    </style:style>
    <style:style style:name="gr6" style:family="graphic" style:parent-style-name="standard">
      <style:graphic-properties draw:stroke="none" svg:stroke-color="#000000" draw:fill="none" draw:fill-color="#ffffff" fo:min-height="0.381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objectwithoutfill">
      <style:graphic-properties draw:fill="solid" draw:fill-color="#0000ff" draw:textarea-horizontal-align="center" draw:textarea-vertical-align="middle"/>
    </style:style>
    <style:style style:name="gr11" style:family="graphic" style:parent-style-name="objectwithoutfill">
      <style:graphic-properties draw:fill="solid" draw:fill-color="#00ff00" draw:textarea-horizontal-align="center" draw:textarea-vertical-align="middle"/>
    </style:style>
    <style:style style:name="gr12" style:family="graphic" style:parent-style-name="objectwithoutfill">
      <style:graphic-properties draw:fill="solid" draw:fill-color="#0000ff" draw:textarea-horizontal-align="center" draw:textarea-vertical-align="middle"/>
    </style:style>
    <style:style style:name="gr13" style:family="graphic" style:parent-style-name="objectwithoutfill">
      <style:graphic-properties draw:fill="solid" draw:fill-color="#00ff00" draw:textarea-horizontal-align="center" draw:textarea-vertical-align="middle"/>
    </style:style>
    <style:style style:name="gr1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1cm" fo:min-width="3.023cm"/>
    </style:style>
    <style:style style:name="gr16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8pt"/>
    </style:style>
    <style:style style:name="P7" style:family="paragraph">
      <style:paragraph-properties fo:margin-left="0cm" fo:margin-right="0cm" fo:text-align="center" fo:text-indent="0cm"/>
      <style:text-properties fo:font-size="10pt"/>
    </style:style>
    <style:style style:name="P8" style:family="paragraph">
      <style:paragraph-properties fo:margin-left="0cm" fo:margin-right="0cm" fo:text-align="center" fo:text-indent="0cm"/>
      <style:text-properties fo:font-size="8pt"/>
    </style:style>
    <style:style style:name="T1" style:family="text">
      <style:text-properties fo:font-size="12pt"/>
    </style:style>
    <style:style style:name="T2" style:family="text">
      <style:text-properties fo:font-size="10pt"/>
    </style:style>
    <style:style style:name="T3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id="id1" draw:layer="layout" svg:width="1.762cm" svg:height="1.022cm" svg:x="1.836cm" svg:y="5.76cm">
            <draw:text-box>
              <text:p text:style-name="P1"><text:span text:style-name="T1">Generator</text:span></text:p>
            </draw:text-box>
          </draw:frame>
          <draw:frame draw:style-name="gr1" draw:text-style-name="P2" draw:id="id2" draw:layer="layout" svg:width="1.762cm" svg:height="1.022cm" svg:x="5.796cm" svg:y="5.76cm">
            <draw:text-box>
              <text:p text:style-name="P1"><text:span text:style-name="T1">Clerk</text:span></text:p>
            </draw:text-box>
          </draw:frame>
          <draw:frame draw:style-name="gr2" draw:text-style-name="P4" draw:layer="layout" svg:width="0.922cm" svg:height="0.429cm" svg:x="3.708cm" svg:y="5.829cm">
            <draw:text-box>
              <text:p text:style-name="P3"><text:span text:style-name="T2">arrive</text:span></text:p>
            </draw:text-box>
          </draw:frame>
          <draw:connector draw:style-name="gr3" draw:text-style-name="P5" draw:layer="layout" svg:x1="3.598cm" svg:y1="6.271cm" svg:x2="5.796cm" svg:y2="6.271cm" draw:start-shape="id1" draw:start-glue-point="1" draw:end-shape="id2" draw:end-glue-point="3">
            <text:p text:style-name="P3"/>
          </draw:connector>
          <draw:frame draw:style-name="gr2" draw:text-style-name="P4" draw:layer="layout" svg:width="0.922cm" svg:height="0.429cm" svg:x="4.908cm" svg:y="5.829cm">
            <draw:text-box>
              <text:p text:style-name="P3"><text:span text:style-name="T2">arrive</text:span></text:p>
            </draw:text-box>
          </draw:frame>
          <draw:line draw:style-name="gr3" draw:text-style-name="P5" draw:layer="layout" svg:x1="7.556cm" svg:y1="6.279cm" svg:x2="8.866cm" svg:y2="6.279cm">
            <text:p text:style-name="P3"/>
          </draw:line>
          <draw:frame draw:style-name="gr2" draw:text-style-name="P4" draw:layer="layout" svg:width="0.922cm" svg:height="0.429cm" svg:x="7.608cm" svg:y="5.829cm">
            <draw:text-box>
              <text:p text:style-name="P3"><text:span text:style-name="T2">depart</text:span></text:p>
            </draw:text-box>
          </draw:frame>
        </draw:g>
        <draw:g>
          <draw:g>
            <draw:frame draw:style-name="gr4" draw:text-style-name="P2" draw:id="id3" draw:layer="layout" svg:width="1.762cm" svg:height="3.25cm" svg:x="0.903cm" svg:y="19.849cm">
              <draw:text-box>
                <text:p text:style-name="P1"><text:span text:style-name="T1">Generator</text:span></text:p>
              </draw:text-box>
            </draw:frame>
            <draw:frame draw:style-name="gr4" draw:text-style-name="P2" draw:id="id4" draw:layer="layout" svg:width="1.762cm" svg:height="3.25cm" svg:x="4.863cm" svg:y="19.849cm">
              <draw:text-box>
                <text:p text:style-name="P1"><text:span text:style-name="T1">Clerk</text:span></text:p>
              </draw:text-box>
            </draw:frame>
            <draw:frame draw:style-name="gr5" draw:text-style-name="P4" draw:layer="layout" svg:width="0.922cm" svg:height="1.266cm" svg:x="2.775cm" svg:y="19.918cm">
              <draw:text-box>
                <text:p text:style-name="P3"><text:span text:style-name="T2">arrive</text:span></text:p>
              </draw:text-box>
            </draw:frame>
            <draw:connector draw:style-name="gr3" draw:text-style-name="P5" draw:layer="layout" svg:x1="2.665cm" svg:y1="21.474cm" svg:x2="4.863cm" svg:y2="21.474cm" draw:start-shape="id3" draw:start-glue-point="1" draw:end-shape="id4" draw:end-glue-point="3">
              <text:p text:style-name="P3"/>
            </draw:connector>
            <draw:frame draw:style-name="gr5" draw:text-style-name="P4" draw:layer="layout" svg:width="0.922cm" svg:height="1.266cm" svg:x="3.975cm" svg:y="19.918cm">
              <draw:text-box>
                <text:p text:style-name="P3"><text:span text:style-name="T2">arrive</text:span></text:p>
              </draw:text-box>
            </draw:frame>
            <draw:frame draw:style-name="gr5" draw:text-style-name="P4" draw:layer="layout" svg:width="0.922cm" svg:height="1.266cm" svg:x="6.675cm" svg:y="19.918cm">
              <draw:text-box>
                <text:p text:style-name="P3"><text:span text:style-name="T2">depart</text:span></text:p>
              </draw:text-box>
            </draw:frame>
            <draw:frame draw:style-name="gr4" draw:text-style-name="P2" draw:id="id5" draw:layer="layout" svg:width="1.762cm" svg:height="3.25cm" svg:x="8.863cm" svg:y="19.849cm">
              <draw:text-box>
                <text:p text:style-name="P1"><text:span text:style-name="T1">Observer</text:span></text:p>
              </draw:text-box>
            </draw:frame>
            <draw:connector draw:style-name="gr3" draw:text-style-name="P5" draw:layer="layout" svg:x1="6.625cm" svg:y1="21.474cm" svg:x2="8.863cm" svg:y2="21.474cm" draw:start-shape="id4" draw:start-glue-point="1" draw:end-shape="id5">
              <text:p text:style-name="P3"/>
            </draw:connector>
            <draw:frame draw:style-name="gr5" draw:text-style-name="P4" draw:layer="layout" svg:width="0.922cm" svg:height="1.266cm" svg:x="7.875cm" svg:y="19.918cm">
              <draw:text-box>
                <text:p text:style-name="P3"><text:span text:style-name="T2">depart</text:span></text:p>
              </draw:text-box>
            </draw:frame>
          </draw:g>
        </draw:g>
        <draw:g>
          <draw:frame draw:style-name="gr1" draw:text-style-name="P2" draw:id="id6" draw:layer="layout" svg:width="1.762cm" svg:height="1.022cm" svg:x="1.229cm" svg:y="18.048cm">
            <draw:text-box>
              <text:p text:style-name="P1"><text:span text:style-name="T1">Generator</text:span></text:p>
            </draw:text-box>
          </draw:frame>
          <draw:frame draw:style-name="gr1" draw:text-style-name="P2" draw:id="id7" draw:layer="layout" svg:width="1.762cm" svg:height="1.022cm" svg:x="5.189cm" svg:y="18.048cm">
            <draw:text-box>
              <text:p text:style-name="P1"><text:span text:style-name="T1">Clerk</text:span></text:p>
            </draw:text-box>
          </draw:frame>
          <draw:frame draw:style-name="gr2" draw:text-style-name="P4" draw:layer="layout" svg:width="0.922cm" svg:height="0.429cm" svg:x="3.101cm" svg:y="18.117cm">
            <draw:text-box>
              <text:p text:style-name="P3"><text:span text:style-name="T2">arrive</text:span></text:p>
            </draw:text-box>
          </draw:frame>
          <draw:connector draw:style-name="gr3" draw:text-style-name="P5" draw:layer="layout" svg:x1="2.991cm" svg:y1="18.559cm" svg:x2="5.189cm" svg:y2="18.559cm" draw:start-shape="id6" draw:start-glue-point="1" draw:end-shape="id7" draw:end-glue-point="3">
            <text:p text:style-name="P3"/>
          </draw:connector>
          <draw:frame draw:style-name="gr2" draw:text-style-name="P4" draw:layer="layout" svg:width="0.922cm" svg:height="0.429cm" svg:x="4.301cm" svg:y="18.117cm">
            <draw:text-box>
              <text:p text:style-name="P3"><text:span text:style-name="T2">arrive</text:span></text:p>
            </draw:text-box>
          </draw:frame>
          <draw:frame draw:style-name="gr6" draw:text-style-name="P6" draw:layer="layout" svg:width="2.002cm" svg:height="0.381cm" svg:x="0.905cm" svg:y="17.24cm">
            <draw:text-box>
              <text:p text:style-name="P3"><text:span text:style-name="T3">source model</text:span></text:p>
            </draw:text-box>
          </draw:frame>
          <draw:line draw:style-name="gr7" draw:text-style-name="P5" draw:layer="layout" svg:x1="1.759cm" svg:y1="17.582cm" svg:x2="1.747cm" svg:y2="17.999cm">
            <text:p text:style-name="P3"/>
          </draw:line>
          <draw:line draw:style-name="gr7" draw:text-style-name="P5" draw:layer="layout" svg:x1="3.459cm" svg:y1="17.683cm" svg:x2="3.447cm" svg:y2="18.1cm">
            <text:p text:style-name="P3"/>
          </draw:line>
          <draw:frame draw:style-name="gr6" draw:text-style-name="P6" draw:layer="layout" svg:width="1.487cm" svg:height="0.381cm" svg:x="2.605cm" svg:y="17.341cm">
            <draw:text-box>
              <text:p text:style-name="P3"><text:span text:style-name="T3">source port</text:span></text:p>
            </draw:text-box>
          </draw:frame>
          <draw:line draw:style-name="gr7" draw:text-style-name="P5" draw:layer="layout" svg:x1="4.859cm" svg:y1="17.684cm" svg:x2="4.847cm" svg:y2="18.101cm">
            <text:p text:style-name="P3"/>
          </draw:line>
          <draw:frame draw:style-name="gr6" draw:text-style-name="P6" draw:layer="layout" svg:width="2.12cm" svg:height="0.381cm" svg:x="4.206cm" svg:y="17.342cm">
            <draw:text-box>
              <text:p text:style-name="P3"><text:span text:style-name="T3">destination port</text:span></text:p>
            </draw:text-box>
          </draw:frame>
          <draw:frame draw:style-name="gr6" draw:text-style-name="P6" draw:layer="layout" svg:width="2.308cm" svg:height="0.381cm" svg:x="6.506cm" svg:y="17.243cm">
            <draw:text-box>
              <text:p text:style-name="P3"><text:span text:style-name="T3">destination model</text:span></text:p>
            </draw:text-box>
          </draw:frame>
          <draw:line draw:style-name="gr7" draw:text-style-name="P5" draw:layer="layout" svg:x1="6.859cm" svg:y1="17.585cm" svg:x2="6.847cm" svg:y2="18.002cm">
            <text:p text:style-name="P3"/>
          </draw:line>
        </draw:g>
        <draw:g>
          <draw:frame draw:style-name="gr1" draw:text-style-name="P2" draw:layer="layout" svg:width="1.762cm" svg:height="1.022cm" svg:x="10.157cm" svg:y="20.936cm">
            <draw:text-box>
              <text:p text:style-name="P1"><text:span text:style-name="T1">Decision</text:span></text:p>
            </draw:text-box>
          </draw:frame>
          <draw:frame draw:style-name="gr2" draw:text-style-name="P4" draw:layer="layout" svg:width="1.444cm" svg:height="0.429cm" svg:x="12.029cm" svg:y="21.405cm">
            <draw:text-box>
              <text:p text:style-name="P3"><text:span text:style-name="T2">arrive[1]</text:span></text:p>
            </draw:text-box>
          </draw:frame>
          <draw:frame draw:style-name="gr1" draw:text-style-name="P2" draw:layer="layout" svg:width="1.762cm" svg:height="1.022cm" svg:x="14.617cm" svg:y="20.236cm">
            <draw:text-box>
              <text:p text:style-name="P1"><text:span text:style-name="T1">Clerk</text:span></text:p>
            </draw:text-box>
          </draw:frame>
          <draw:frame draw:style-name="gr2" draw:text-style-name="P4" draw:layer="layout" svg:width="0.922cm" svg:height="0.429cm" svg:x="13.729cm" svg:y="20.405cm">
            <draw:text-box>
              <text:p text:style-name="P3"><text:span text:style-name="T2">arrive</text:span></text:p>
            </draw:text-box>
          </draw:frame>
          <draw:frame draw:style-name="gr2" draw:text-style-name="P4" draw:layer="layout" svg:width="0.922cm" svg:height="0.429cm" svg:x="16.429cm" svg:y="20.405cm">
            <draw:text-box>
              <text:p text:style-name="P3"><text:span text:style-name="T2">depart</text:span></text:p>
            </draw:text-box>
          </draw:frame>
          <draw:frame draw:style-name="gr2" draw:text-style-name="P4" draw:layer="layout" svg:width="1.444cm" svg:height="0.429cm" svg:x="12.029cm" svg:y="20.805cm">
            <draw:text-box>
              <text:p text:style-name="P3"><text:span text:style-name="T2">arrive[2]</text:span></text:p>
            </draw:text-box>
          </draw:frame>
          <draw:polyline draw:style-name="gr8" draw:text-style-name="P5" draw:layer="layout" svg:width="2.693cm" svg:height="0.481cm" svg:x="11.923cm" svg:y="20.819cm" svg:viewBox="0 0 2694 482" draw:points="0,482 1490,477 1490,0 2694,0">
            <text:p text:style-name="P3"/>
          </draw:polyline>
          <draw:polyline draw:style-name="gr8" draw:text-style-name="P5" draw:layer="layout" svg:width="2.681cm" svg:height="0.357cm" svg:x="11.923cm" svg:y="21.832cm" svg:viewBox="0 0 2682 358" draw:points="0,0 1538,0 1538,358 2682,358">
            <text:p text:style-name="P3"/>
          </draw:polyline>
          <draw:frame draw:style-name="gr1" draw:text-style-name="P2" draw:layer="layout" svg:width="1.762cm" svg:height="1.022cm" svg:x="14.617cm" svg:y="21.536cm">
            <draw:text-box>
              <text:p text:style-name="P1"><text:span text:style-name="T1">Clerk</text:span></text:p>
            </draw:text-box>
          </draw:frame>
          <draw:frame draw:style-name="gr2" draw:text-style-name="P4" draw:layer="layout" svg:width="0.922cm" svg:height="0.429cm" svg:x="13.729cm" svg:y="21.705cm">
            <draw:text-box>
              <text:p text:style-name="P3"><text:span text:style-name="T2">arrive</text:span></text:p>
            </draw:text-box>
          </draw:frame>
          <draw:frame draw:style-name="gr2" draw:text-style-name="P4" draw:layer="layout" svg:width="0.922cm" svg:height="0.429cm" svg:x="16.429cm" svg:y="21.705cm">
            <draw:text-box>
              <text:p text:style-name="P3"><text:span text:style-name="T2">depart</text:span></text:p>
            </draw:text-box>
          </draw:frame>
          <draw:polyline draw:style-name="gr8" draw:text-style-name="P5" draw:layer="layout" svg:width="6.732cm" svg:height="1.131cm" svg:x="10.839cm" svg:y="21.964cm" svg:viewBox="0 0 6733 1132" draw:points="5542,190 6733,190 6733,1132 0,1132 0,0">
            <text:p text:style-name="P3"/>
          </draw:polyline>
          <draw:frame draw:style-name="gr2" draw:text-style-name="P4" draw:layer="layout" svg:width="1.788cm" svg:height="0.429cm" svg:x="10.929cm" svg:y="22.005cm">
            <draw:text-box>
              <text:p text:style-name="P3"><text:span text:style-name="T2">departure[1]</text:span></text:p>
            </draw:text-box>
          </draw:frame>
          <draw:polyline draw:style-name="gr8" draw:text-style-name="P5" draw:layer="layout" svg:width="6.733cm" svg:height="1.191cm" svg:x="10.815cm" svg:y="19.747cm" svg:viewBox="0 0 6734 1192" draw:points="5566,1120 6734,1120 6734,0 0,0 0,1192">
            <text:p text:style-name="P3"/>
          </draw:polyline>
          <draw:frame draw:style-name="gr2" draw:text-style-name="P4" draw:layer="layout" svg:width="1.788cm" svg:height="0.429cm" svg:x="10.929cm" svg:y="20.305cm">
            <draw:text-box>
              <text:p text:style-name="P3"><text:span text:style-name="T2">departure[2]</text:span></text:p>
            </draw:text-box>
          </draw:frame>
          <draw:frame draw:style-name="gr2" draw:text-style-name="P4" draw:layer="layout" svg:width="1.135cm" svg:height="0.429cm" svg:x="9.129cm" svg:y="21.005cm">
            <draw:text-box>
              <text:p text:style-name="P3"><text:span text:style-name="T2">decide</text:span></text:p>
            </draw:text-box>
          </draw:frame>
          <draw:line draw:style-name="gr3" draw:text-style-name="P5" draw:layer="layout" svg:x1="8.145cm" svg:y1="21.463cm" svg:x2="10.159cm" svg:y2="21.463cm">
            <text:p text:style-name="P3"/>
          </draw:line>
          <draw:rect draw:style-name="gr9" draw:text-style-name="P5" draw:layer="layout" svg:width="9.094cm" svg:height="3.933cm" svg:x="9.01cm" svg:y="19.425cm">
            <text:p text:style-name="P3"/>
          </draw:rect>
          <draw:frame draw:style-name="gr2" draw:text-style-name="P4" draw:layer="layout" svg:width="0.922cm" svg:height="0.429cm" svg:x="8.129cm" svg:y="21.005cm">
            <draw:text-box>
              <text:p text:style-name="P3"><text:span text:style-name="T2">arrive</text:span></text:p>
            </draw:text-box>
          </draw:frame>
          <draw:line draw:style-name="gr3" draw:text-style-name="P5" draw:layer="layout" svg:x1="17.845cm" svg:y1="21.463cm" svg:x2="18.967cm" svg:y2="21.463cm">
            <text:p text:style-name="P3"/>
          </draw:line>
          <draw:frame draw:style-name="gr2" draw:text-style-name="P4" draw:layer="layout" svg:width="0.922cm" svg:height="0.429cm" svg:x="18.129cm" svg:y="21.005cm">
            <draw:text-box>
              <text:p text:style-name="P3"><text:span text:style-name="T2">depart</text:span></text:p>
            </draw:text-box>
          </draw:frame>
          <draw:polyline draw:style-name="gr9" draw:text-style-name="P5" draw:layer="layout" svg:width="0.428cm" svg:height="0.607cm" svg:x="17.549cm" svg:y="20.867cm" svg:viewBox="0 0 429 608" draw:points="0,0 0,596 429,596 429,608">
            <text:p text:style-name="P3"/>
          </draw:polyline>
          <draw:polyline draw:style-name="gr9" draw:text-style-name="P5" draw:layer="layout" svg:width="0.309cm" svg:height="0.69cm" svg:x="17.573cm" svg:y="21.463cm" svg:viewBox="0 0 310 691" draw:points="0,691 0,0 310,0">
            <text:p text:style-name="P3"/>
          </draw:polyline>
        </draw:g>
        <draw:g>
          <draw:rect draw:style-name="gr9" draw:text-style-name="P5" draw:layer="layout" svg:width="0.465cm" svg:height="0.465cm" svg:x="16.416cm" svg:y="20.787cm">
            <text:p text:style-name="P3"/>
          </draw:rect>
          <draw:rect draw:style-name="gr10" draw:text-style-name="P5" draw:layer="layout" svg:width="0.465cm" svg:height="0.465cm" svg:x="16.417cm" svg:y="21.288cm">
            <text:p text:style-name="P3"/>
          </draw:rect>
          <draw:rect draw:style-name="gr10" draw:text-style-name="P5" draw:layer="layout" svg:width="0.465cm" svg:height="0.465cm" svg:x="16.917cm" svg:y="20.788cm">
            <text:p text:style-name="P3"/>
          </draw:rect>
          <draw:rect draw:style-name="gr11" draw:text-style-name="P5" draw:layer="layout" svg:width="0.465cm" svg:height="0.465cm" svg:x="16.917cm" svg:y="21.288cm">
            <text:p text:style-name="P3"/>
          </draw:rect>
          <draw:rect draw:style-name="gr9" draw:text-style-name="P5" draw:layer="layout" svg:width="0.465cm" svg:height="0.465cm" svg:x="17.417cm" svg:y="20.788cm">
            <text:p text:style-name="P3"/>
          </draw:rect>
          <draw:rect draw:style-name="gr10" draw:text-style-name="P5" draw:layer="layout" svg:width="0.465cm" svg:height="0.465cm" svg:x="17.417cm" svg:y="21.288cm">
            <text:p text:style-name="P3"/>
          </draw:rect>
          <draw:rect draw:style-name="gr9" draw:text-style-name="P5" draw:layer="layout" svg:width="0.465cm" svg:height="0.465cm" svg:x="16.417cm" svg:y="21.788cm">
            <text:p text:style-name="P3"/>
          </draw:rect>
          <draw:rect draw:style-name="gr10" draw:text-style-name="P5" draw:layer="layout" svg:width="0.465cm" svg:height="0.465cm" svg:x="16.917cm" svg:y="21.788cm">
            <text:p text:style-name="P3"/>
          </draw:rect>
          <draw:rect draw:style-name="gr9" draw:text-style-name="P5" draw:layer="layout" svg:width="0.465cm" svg:height="0.465cm" svg:x="17.417cm" svg:y="21.788cm">
            <text:p text:style-name="P3"/>
          </draw:rect>
          <draw:rect draw:style-name="gr10" draw:text-style-name="P5" draw:layer="layout" svg:width="0.465cm" svg:height="0.465cm" svg:x="18.816cm" svg:y="20.787cm">
            <text:p text:style-name="P3"/>
          </draw:rect>
          <draw:rect draw:style-name="gr10" draw:text-style-name="P5" draw:layer="layout" svg:width="0.465cm" svg:height="0.465cm" svg:x="18.817cm" svg:y="21.288cm">
            <text:p text:style-name="P3"/>
          </draw:rect>
          <draw:rect draw:style-name="gr10" draw:text-style-name="P5" draw:layer="layout" svg:width="0.465cm" svg:height="0.465cm" svg:x="19.317cm" svg:y="20.788cm">
            <text:p text:style-name="P3"/>
          </draw:rect>
          <draw:rect draw:style-name="gr11" draw:text-style-name="P5" draw:layer="layout" svg:width="0.465cm" svg:height="0.465cm" svg:x="19.317cm" svg:y="21.288cm">
            <text:p text:style-name="P3"/>
          </draw:rect>
          <draw:rect draw:style-name="gr10" draw:text-style-name="P5" draw:layer="layout" svg:width="0.465cm" svg:height="0.465cm" svg:x="19.817cm" svg:y="20.788cm">
            <text:p text:style-name="P3"/>
          </draw:rect>
          <draw:rect draw:style-name="gr10" draw:text-style-name="P5" draw:layer="layout" svg:width="0.465cm" svg:height="0.465cm" svg:x="19.817cm" svg:y="21.288cm">
            <text:p text:style-name="P3"/>
          </draw:rect>
          <draw:rect draw:style-name="gr10" draw:text-style-name="P5" draw:layer="layout" svg:width="0.465cm" svg:height="0.465cm" svg:x="18.817cm" svg:y="21.788cm">
            <text:p text:style-name="P3"/>
          </draw:rect>
          <draw:rect draw:style-name="gr10" draw:text-style-name="P5" draw:layer="layout" svg:width="0.465cm" svg:height="0.465cm" svg:x="19.317cm" svg:y="21.788cm">
            <text:p text:style-name="P3"/>
          </draw:rect>
          <draw:rect draw:style-name="gr10" draw:text-style-name="P5" draw:layer="layout" svg:width="0.465cm" svg:height="0.465cm" svg:x="19.817cm" svg:y="21.788cm">
            <text:p text:style-name="P3"/>
          </draw:rect>
        </draw:g>
        <draw:g>
          <draw:rect draw:style-name="gr12" draw:text-style-name="P7" draw:layer="layout" svg:width="1.18cm" svg:height="1.18cm" svg:x="16.416cm" svg:y="23.048cm">
            <text:p text:style-name="P1"><text:span text:style-name="T2">0,0,1</text:span></text:p>
          </draw:rect>
          <draw:rect draw:style-name="gr12" draw:text-style-name="P7" draw:layer="layout" svg:width="1.18cm" svg:height="1.18cm" svg:x="17.716cm" svg:y="23.048cm">
            <text:p text:style-name="P1"><text:span text:style-name="T2">1,0,1</text:span></text:p>
          </draw:rect>
          <draw:rect draw:style-name="gr12" draw:text-style-name="P7" draw:layer="layout" svg:width="1.18cm" svg:height="1.18cm" svg:x="19.016cm" svg:y="23.048cm">
            <text:p text:style-name="P1"><text:span text:style-name="T2">2,0,1</text:span></text:p>
          </draw:rect>
          <draw:rect draw:style-name="gr12" draw:text-style-name="P7" draw:layer="layout" svg:width="1.18cm" svg:height="1.18cm" svg:x="16.416cm" svg:y="24.348cm">
            <text:p text:style-name="P1"><text:span text:style-name="T2">0,1,1</text:span></text:p>
          </draw:rect>
          <draw:rect draw:style-name="gr13" draw:text-style-name="P7" draw:layer="layout" svg:width="1.18cm" svg:height="1.18cm" svg:x="17.716cm" svg:y="24.348cm">
            <text:p text:style-name="P1"><text:span text:style-name="T2">1,1,1</text:span></text:p>
          </draw:rect>
          <draw:rect draw:style-name="gr12" draw:text-style-name="P7" draw:layer="layout" svg:width="1.18cm" svg:height="1.18cm" svg:x="19.016cm" svg:y="24.348cm">
            <text:p text:style-name="P1"><text:span text:style-name="T2">2,1,1</text:span></text:p>
          </draw:rect>
          <draw:rect draw:style-name="gr12" draw:text-style-name="P7" draw:layer="layout" svg:width="1.18cm" svg:height="1.18cm" svg:x="16.416cm" svg:y="25.648cm">
            <text:p text:style-name="P1"><text:span text:style-name="T2">0,2,1</text:span></text:p>
          </draw:rect>
          <draw:rect draw:style-name="gr12" draw:text-style-name="P7" draw:layer="layout" svg:width="1.18cm" svg:height="1.18cm" svg:x="17.716cm" svg:y="25.648cm">
            <text:p text:style-name="P1"><text:span text:style-name="T2">1,2,1</text:span></text:p>
          </draw:rect>
          <draw:rect draw:style-name="gr12" draw:text-style-name="P7" draw:layer="layout" svg:width="1.18cm" svg:height="1.18cm" svg:x="19.016cm" svg:y="25.648cm">
            <text:p text:style-name="P1"><text:span text:style-name="T2">2,2,1</text:span></text:p>
          </draw:rect>
          <draw:line draw:style-name="gr3" draw:text-style-name="P5" draw:layer="layout" svg:x1="18.621cm" svg:y1="24.621cm" svg:x2="19.329cm" svg:y2="23.901cm">
            <text:p text:style-name="P3"/>
          </draw:line>
          <draw:line draw:style-name="gr3" draw:text-style-name="P5" draw:layer="layout" svg:x1="18.321cm" svg:y1="24.621cm" svg:x2="18.323cm" svg:y2="23.894cm">
            <text:p text:style-name="P3"/>
          </draw:line>
          <draw:line draw:style-name="gr3" draw:text-style-name="P5" draw:layer="layout" svg:x1="18.323cm" svg:y1="25.294cm" svg:x2="18.321cm" svg:y2="26.021cm">
            <text:p text:style-name="P3"/>
          </draw:line>
          <draw:line draw:style-name="gr3" draw:text-style-name="P5" draw:layer="layout" svg:x1="17.929cm" svg:y1="25.301cm" svg:x2="17.221cm" svg:y2="26.021cm">
            <text:p text:style-name="P3"/>
          </draw:line>
          <draw:line draw:style-name="gr3" draw:text-style-name="P5" draw:layer="layout" svg:x1="18.645cm" svg:y1="25.277cm" svg:x2="19.353cm" svg:y2="25.997cm">
            <text:p text:style-name="P3"/>
          </draw:line>
          <draw:line draw:style-name="gr3" draw:text-style-name="P5" draw:layer="layout" svg:x1="17.953cm" svg:y1="24.597cm" svg:x2="17.245cm" svg:y2="23.877cm">
            <text:p text:style-name="P3"/>
          </draw:line>
          <draw:line draw:style-name="gr3" draw:text-style-name="P5" draw:layer="layout" svg:x1="18.593cm" svg:y1="24.943cm" svg:x2="19.284cm" svg:y2="24.943cm">
            <text:p text:style-name="P3"/>
          </draw:line>
          <draw:line draw:style-name="gr3" draw:text-style-name="P5" draw:layer="layout" svg:x1="17.984cm" svg:y1="24.943cm" svg:x2="17.293cm" svg:y2="24.943cm">
            <text:p text:style-name="P3"/>
          </draw:line>
        </draw:g>
        <draw:g>
          <draw:frame draw:style-name="gr14" draw:text-style-name="P5" draw:layer="layout" svg:width="1.847cm" svg:height="2.485cm" svg:x="11.884cm" svg:y="2.244cm">
            <draw:image xlink:href="Pictures/20000018000027E100002AA73E3422D3.wmf" xlink:type="simple" xlink:show="embed" xlink:actuate="onLoad">
              <text:p text:style-name="P3"/>
            </draw:image>
          </draw:frame>
          <draw:frame draw:style-name="gr14" draw:text-style-name="P5" draw:layer="layout" svg:width="2.753cm" svg:height="2.725cm" svg:x="14.062cm" svg:y="1.823cm">
            <draw:image xlink:href="Pictures/2000004000002769000024CB53503A8C.wmf" xlink:type="simple" xlink:show="embed" xlink:actuate="onLoad">
              <text:p text:style-name="P3"/>
            </draw:image>
          </draw:frame>
          <draw:frame draw:style-name="gr14" draw:text-style-name="P5" draw:layer="layout" svg:width="0.663cm" svg:height="1.684cm" svg:x="10.212cm" svg:y="2.763cm">
            <draw:image xlink:href="Pictures/2000000E0000093C000014ACE04D2EB2.wmf" xlink:type="simple" xlink:show="embed" xlink:actuate="onLoad">
              <text:p text:style-name="P3"/>
            </draw:image>
          </draw:frame>
          <draw:frame draw:style-name="gr14" draw:text-style-name="P5" draw:layer="layout" svg:width="0.628cm" svg:height="1.684cm" svg:x="10.934cm" svg:y="2.763cm">
            <draw:image xlink:href="Pictures/2000000E0000093C000014ACE04D2EB2.wmf" xlink:type="simple" xlink:show="embed" xlink:actuate="onLoad">
              <text:p text:style-name="P3"/>
            </draw:image>
          </draw:frame>
          <draw:frame draw:style-name="gr15" draw:text-style-name="P8" draw:layer="layout" svg:width="3.023cm" svg:height="0.741cm" svg:x="9.096cm" svg:y="1.398cm">
            <draw:text-box>
              <text:p text:style-name="P1"><text:span text:style-name="T3">Thank you for shopping</text:span></text:p>
              <text:p text:style-name="P1"><text:span text:style-name="T3">at BusyMart!</text:span></text:p>
            </draw:text-box>
          </draw:frame>
          <draw:polygon draw:style-name="gr16" draw:text-style-name="P5" draw:layer="layout" svg:width="0.634cm" svg:height="2.777cm" svg:x="9.994cm" svg:y="2.123cm" svg:viewBox="0 0 635 2778" draw:points="0,2778 0,397 635,0 635,2275 53,2725">
            <text:p text:style-name="P3"/>
          </draw:polygon>
        </draw:g>
        <draw:frame draw:style-name="gr1" draw:text-style-name="P2" draw:id="id8" draw:layer="layout" svg:width="1.762cm" svg:height="1.022cm" svg:x="1.836cm" svg:y="7.46cm">
          <draw:text-box>
            <text:p text:style-name="P1"><text:span text:style-name="T1">Generator</text:span></text:p>
          </draw:text-box>
        </draw:frame>
        <draw:frame draw:style-name="gr1" draw:text-style-name="P2" draw:id="id9" draw:layer="layout" svg:width="1.762cm" svg:height="1.022cm" svg:x="5.796cm" svg:y="7.46cm">
          <draw:text-box>
            <text:p text:style-name="P1"><text:span text:style-name="T1">Clerk</text:span></text:p>
          </draw:text-box>
        </draw:frame>
        <draw:frame draw:style-name="gr2" draw:text-style-name="P4" draw:layer="layout" svg:width="0.922cm" svg:height="0.429cm" svg:x="3.708cm" svg:y="7.529cm">
          <draw:text-box>
            <text:p text:style-name="P3"><text:span text:style-name="T2">arrive</text:span></text:p>
          </draw:text-box>
        </draw:frame>
        <draw:connector draw:style-name="gr3" draw:text-style-name="P5" draw:layer="layout" svg:x1="3.598cm" svg:y1="7.971cm" svg:x2="5.796cm" svg:y2="7.971cm" draw:start-shape="id8" draw:start-glue-point="1" draw:end-shape="id9" draw:end-glue-point="3">
          <text:p text:style-name="P3"/>
        </draw:connector>
        <draw:frame draw:style-name="gr2" draw:text-style-name="P4" draw:layer="layout" svg:width="0.922cm" svg:height="0.429cm" svg:x="4.908cm" svg:y="7.529cm">
          <draw:text-box>
            <text:p text:style-name="P3"><text:span text:style-name="T2">arrive</text:span></text:p>
          </draw:text-box>
        </draw:frame>
        <draw:frame draw:style-name="gr2" draw:text-style-name="P4" draw:layer="layout" svg:width="0.922cm" svg:height="0.429cm" svg:x="7.608cm" svg:y="7.529cm">
          <draw:text-box>
            <text:p text:style-name="P3"><text:span text:style-name="T2">depart</text:span></text:p>
          </draw:text-box>
        </draw:frame>
        <draw:frame draw:style-name="gr1" draw:text-style-name="P2" draw:id="id10" draw:layer="layout" svg:width="1.762cm" svg:height="1.022cm" svg:x="9.796cm" svg:y="7.46cm">
          <draw:text-box>
            <text:p text:style-name="P1"><text:span text:style-name="T1">Observer</text:span></text:p>
          </draw:text-box>
        </draw:frame>
        <draw:frame draw:style-name="gr2" draw:text-style-name="P4" draw:layer="layout" svg:width="0.922cm" svg:height="0.429cm" svg:x="8.908cm" svg:y="7.529cm">
          <draw:text-box>
            <text:p text:style-name="P3"><text:span text:style-name="T2">depart</text:span></text:p>
          </draw:text-box>
        </draw:frame>
        <draw:connector draw:style-name="gr3" draw:text-style-name="P5" draw:layer="layout" svg:x1="7.558cm" svg:y1="7.971cm" svg:x2="9.796cm" svg:y2="7.971cm" draw:start-shape="id9" draw:start-glue-point="1" draw:end-shape="id10" draw:end-glue-point="3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creation-date>2004-04-09T09:22:56</meta:creation-date>
    <dc:date>2008-01-03T18:07:59</dc:date>
    <meta:editing-cycles>61</meta:editing-cycles>
    <meta:editing-duration>PT13H21M25S</meta:editing-duration>
    <meta:user-defined meta:name="Info 1"/>
    <meta:user-defined meta:name="Info 2"/>
    <meta:user-defined meta:name="Info 3"/>
    <meta:user-defined meta:name="Info 4"/>
    <meta:document-statistic meta:object-count="110"/>
  </office:meta>
</office:document-meta>
</file>